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70000007AB86802C6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1.6cm" svg:y="-1.281cm" svg:width="6.629cm" svg:height="9.347cm" draw:z-index="0"><draw:image xlink:href="Pictures/1000000100000570000007AB86802C60.png" xlink:type="simple" xlink:show="embed" xlink:actuate="onLoad" draw:mime-type="image/png"/></draw:frame><draw:frame draw:style-name="fr1" draw:name="Figura1 Copia 1" text:anchor-type="char" svg:x="5.105cm" svg:y="-1.288cm" svg:width="6.629cm" svg:height="9.347cm" draw:z-index="1"><draw:image xlink:href="Pictures/1000000100000570000007AB86802C60.png" xlink:type="simple" xlink:show="embed" xlink:actuate="onLoad" draw:mime-type="image/png"/></draw:frame><draw:frame draw:style-name="fr1" draw:name="Figura1 Copia 2" text:anchor-type="char" svg:x="11.795cm" svg:y="-1.279cm" svg:width="6.629cm" svg:height="9.347cm" draw:z-index="2"><draw:image xlink:href="Pictures/1000000100000570000007AB86802C60.png" xlink:type="simple" xlink:show="embed" xlink:actuate="onLoad" draw:mime-type="image/png"/></draw:frame><draw:frame draw:style-name="fr1" draw:name="Figura1 Copia 4" text:anchor-type="char" svg:x="5.126cm" svg:y="8.179cm" svg:width="6.629cm" svg:height="9.347cm" draw:z-index="3"><draw:image xlink:href="Pictures/1000000100000570000007AB86802C60.png" xlink:type="simple" xlink:show="embed" xlink:actuate="onLoad" draw:mime-type="image/png"/></draw:frame><draw:frame draw:style-name="fr1" draw:name="Figura1 Copia 5" text:anchor-type="char" svg:x="11.815cm" svg:y="8.169cm" svg:width="6.629cm" svg:height="9.347cm" draw:z-index="4"><draw:image xlink:href="Pictures/1000000100000570000007AB86802C60.png" xlink:type="simple" xlink:show="embed" xlink:actuate="onLoad" draw:mime-type="image/png"/></draw:frame><draw:frame draw:style-name="fr1" draw:name="Figura1 Copia 3 Copia 2" text:anchor-type="char" svg:x="5.122cm" svg:y="17.632cm" svg:width="6.629cm" svg:height="9.347cm" draw:z-index="5"><draw:image xlink:href="Pictures/1000000100000570000007AB86802C60.png" xlink:type="simple" xlink:show="embed" xlink:actuate="onLoad" draw:mime-type="image/png"/></draw:frame><draw:frame draw:style-name="fr1" draw:name="Figura1 Copia 3" text:anchor-type="char" svg:x="-1.6cm" svg:y="8.186cm" svg:width="6.629cm" svg:height="9.347cm" draw:z-index="6"><draw:image xlink:href="Pictures/1000000100000570000007AB86802C60.png" xlink:type="simple" xlink:show="embed" xlink:actuate="onLoad" draw:mime-type="image/png"/></draw:frame><draw:frame draw:style-name="fr1" draw:name="Figura1 Copia 3 Copia 3" text:anchor-type="char" svg:x="11.825cm" svg:y="17.619cm" svg:width="6.629cm" svg:height="9.347cm" draw:z-index="7"><draw:image xlink:href="Pictures/1000000100000570000007AB86802C60.png" xlink:type="simple" xlink:show="embed" xlink:actuate="onLoad" draw:mime-type="image/png"/></draw:frame><draw:frame draw:style-name="fr1" draw:name="Figura1 Copia 3 Copia 1 Copia 1" text:anchor-type="char" svg:x="-1.607cm" svg:y="17.63cm" svg:width="6.629cm" svg:height="9.347cm" draw:z-index="8"><draw:image xlink:href="Pictures/1000000100000570000007AB86802C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6:14:19.330622011</meta:creation-date>
    <dc:date>2024-08-13T15:00:47.613084708</dc:date>
    <meta:editing-duration>P1DT12H53M46S</meta:editing-duration>
    <meta:editing-cycles>9</meta:editing-cycles>
    <meta:generator>LibreOffice/7.6.7.2$Linux_X86_64 LibreOffice_project/60$Build-2</meta:generator>
    <meta:print-date>2024-08-13T15:01:34.473283240</meta:print-date>
    <meta:printed-by>Arquivos PDF</meta:printed-by>
    <meta:document-statistic meta:table-count="0" meta:image-count="9" meta:object-count="0" meta:page-count="1" meta:paragraph-count="0" meta:word-count="0" meta:character-count="0" meta:non-whitespace-character-count="0"/>
  </office:meta>
</office:document-meta>
</file>